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58000001F69A06DFD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10.319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84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582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2.5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793cm"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notes">
      <style:graphic-properties draw:fill-color="#ffffff" fo:min-height="13.364cm" loext:decorative="false"/>
      <style:paragraph-properties style:writing-mode="lr-tb"/>
    </style:style>
    <style:style style:name="pr3" style:family="presentation" style:parent-style-name="Alizarin-title">
      <style:graphic-properties fo:min-height="2.25cm" loext:decorative="false"/>
      <style:paragraph-properties style:writing-mode="lr-tb"/>
    </style:style>
    <style:style style:name="pr4" style:family="presentation" style:parent-style-name="Alizarin-notes">
      <style:graphic-properties draw:fill-color="#ffffff" draw:auto-grow-height="true" fo:min-height="13.364cm" loext:decorative="false"/>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draw:fill-color="#ffffff"/>
    </style:style>
    <style:style style:name="P6" style:family="paragraph">
      <loext:graphic-properties draw:fill="none" draw:fill-color="#ffffff"/>
      <style:text-properties fo:font-size="18pt"/>
    </style:style>
    <style:style style:name="P7"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18pt"/>
    </style:style>
    <style:style style:name="T3" style:family="text">
      <style:text-properties fo:font-variant="normal" fo:text-transform="none" style:use-window-font-color="true" loext:opacity="0%" style:text-outline="false" style:text-line-through-style="none" style:text-line-through-type="none" style:font-name="Noto Sans Regular"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0pt" style:font-size-asian="20pt" style:font-size-complex="20pt"/>
    </style:style>
    <style:style style:name="T7" style:family="text">
      <style:text-properties fo:font-size="16pt" style:font-size-asian="16pt" style:font-size-complex="16pt"/>
    </style:style>
    <style:style style:name="T8" style:family="text">
      <style:text-properties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3cm" svg:x="1cm" svg:y="8.8cm" presentation:class="title" presentation:user-transformed="true">
          <draw:text-box>
            <text:p text:style-name="P1">Les bases de <text:line-break/>Libre Office Writer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1 : Formater un paragraphe</text:p>
          </draw:text-box>
        </draw:frame>
        <draw:frame draw:style-name="gr2" draw:text-style-name="P5" draw:layer="layout" svg:width="23.4cm" svg:height="13.246cm" svg:x="1.8cm" svg:y="5.4cm">
          <draw:text-box>
            <text:p><text:span text:style-name="T1">Texte :</text:span></text:p>
            <text:p><text:span text:style-name="T1"/></text:p>
            <text:p>La Côte d'Ivoire est célèbre pour ses plages, sa musique et ses danses traditionnelles comme le Zaouli. Le pays est aussi un important producteur de cacao, de café et d'huile de palme.</text:p>
            <text:p/>
            <text:p><text:span text:style-name="T1">Instructions:</text:span></text:p>
            <text:p/>
            <text:list text:style-name="L2">
              <text:list-item>
                <text:p text:style-name="P3"><text:span text:style-name="T2"><text:s/></text:span><text:span text:style-name="T2">Ouvrez un nouveau document dans LibreOffice Writer.</text:span></text:p>
              </text:list-item>
              <text:list-item>
                <text:p text:style-name="P3"><text:span text:style-name="T3"><text:s/></text:span><text:span text:style-name="T3">Tapez ou copiez/collez le texte fourni.</text:span></text:p>
              </text:list-item>
              <text:list-item>
                <text:p><text:s/>Sélectionnez le paragraphe.</text:p>
              </text:list-item>
              <text:list-item>
                <text:p><text:s/>Appliquez une indentation à gauche de 1,5 cm au paragraphe.</text:p>
              </text:list-item>
              <text:list-item>
                <text:p><text:s/>Changez l'espacement des lignes à 1,5.</text:p>
              </text:list-item>
              <text:list-item>
                <text:p><text:s/>Sauvegardez le document sous le nom "Exercice1.odt".</text:p>
                <text:p text:style-name="P4"/>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2 : Sélectionner du texte</text:p>
          </draw:text-box>
        </draw:frame>
        <draw:frame draw:style-name="gr3" draw:text-style-name="P5" draw:layer="layout" svg:width="24cm" svg:height="11.855cm" svg:x="2cm" svg:y="5.2cm">
          <draw:text-box>
            <text:p><text:span text:style-name="T1">Texte :</text:span></text:p>
            <text:p/>
            <text:p><text:span text:style-name="T4">Abidjan, connue comme la "perle des lagunes", est une ville dynamique avec des gratte-ciel modernes et un riche patrimoine culturel.</text:span></text:p>
            <text:p/>
            <text:p><text:span text:style-name="T1">Instructions :</text:span></text:p>
            <text:list text:style-name="L2">
              <text:list-item>
                <text:p text:style-name="P4"><text:span text:style-name="T4"><text:s/></text:span><text:span text:style-name="T4">Ouvrez un nouveau document dans LibreOffice Writer.</text:span></text:p>
              </text:list-item>
              <text:list-item>
                <text:p text:style-name="P4"><text:span text:style-name="T4"><text:s/></text:span><text:span text:style-name="T4">Tapez ou copiez/collez le texte fourni.</text:span></text:p>
              </text:list-item>
              <text:list-item>
                <text:p text:style-name="P4"><text:span text:style-name="T4"><text:s/></text:span><text:span text:style-name="T4">Sélectionnez le mot "Abidjan".</text:span></text:p>
              </text:list-item>
              <text:list-item>
                <text:p text:style-name="P4"><text:span text:style-name="T4"><text:s/></text:span><text:span text:style-name="T4">Changez la couleur de la police en bleu.</text:span></text:p>
              </text:list-item>
              <text:list-item>
                <text:p text:style-name="P4"><text:span text:style-name="T4"><text:s/></text:span><text:span text:style-name="T4">Sauvegardez le document sous le nom "Exercice2.odt".</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3 : Formater un mot</text:p>
          </draw:text-box>
        </draw:frame>
        <draw:frame draw:style-name="gr3" draw:text-style-name="P5" draw:layer="layout" svg:width="24cm" svg:height="14.003cm" svg:x="2cm" svg:y="5.2cm">
          <draw:text-box>
            <text:p><text:span text:style-name="T1">Texte :</text:span></text:p>
            <text:p><text:span text:style-name="T4"/></text:p>
            <text:p><text:span text:style-name="T4">Le parc national de Taï, inscrit au patrimoine mondial de l'UNESCO, est un trésor écologique abritant des espèces rares et endémiques.</text:span></text:p>
            <text:p/>
            <text:p><text:span text:style-name="T1">Instructions:</text:span></text:p>
            <text:p/>
            <text:list text:style-name="L2">
              <text:list-item>
                <text:p text:style-name="P4"><text:span text:style-name="T4"><text:s/></text:span><text:span text:style-name="T4">Ouvrez le document "Exercice2.odt".</text:span></text:p>
              </text:list-item>
              <text:list-item>
                <text:p text:style-name="P4"><text:span text:style-name="T4"><text:s/></text:span><text:span text:style-name="T4">Ajoutez le texte fourni sous le premier paragraphe.</text:span></text:p>
              </text:list-item>
              <text:list-item>
                <text:p text:style-name="P4"><text:span text:style-name="T4"><text:s/></text:span><text:span text:style-name="T4">Sélectionnez le mot "écologique".</text:span></text:p>
              </text:list-item>
              <text:list-item>
                <text:p text:style-name="P4"><text:span text:style-name="T4"><text:s/></text:span><text:span text:style-name="T4">Appliquez un formatage en gras et italique au mot sélectionné.</text:span></text:p>
              </text:list-item>
              <text:list-item>
                <text:p text:style-name="P4"><text:span text:style-name="T4"><text:s/></text:span><text:span text:style-name="T4">Sauvegardez le document sous le nom "Exercice3.odt".</text:span></text:p>
                <text:p text:style-name="P4"><text:span text:style-name="T4"/></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 text:style-name="P1">Exercice 4 : <text:line-break/>Alignement et espacement des lignes</text:p>
          </draw:text-box>
        </draw:frame>
        <draw:frame draw:style-name="gr4" draw:text-style-name="P5" draw:layer="layout" svg:width="24cm" svg:height="12.719cm" svg:x="2cm" svg:y="5.2cm">
          <draw:text-box>
            <text:p><text:span text:style-name="T1">Texte :</text:span></text:p>
            <text:p><text:span text:style-name="T4"/></text:p>
            <text:p><text:span text:style-name="T4">La Côte d'Ivoire possède une faune diversifiée, des éléphants aux chimpanzés, et des paysages variés allant des montagnes aux plages.</text:span></text:p>
            <text:p/>
            <text:p><text:span text:style-name="T1">Instructions :</text:span></text:p>
            <text:p><text:span text:style-name="T1"/></text:p>
            <text:list text:style-name="L2">
              <text:list-item>
                <text:p text:style-name="P4"><text:span text:style-name="T4"><text:s/></text:span><text:span text:style-name="T4">Ouvrez un nouveau document dans LibreOffice Writer.</text:span></text:p>
              </text:list-item>
              <text:list-item>
                <text:p text:style-name="P4"><text:span text:style-name="T4"><text:s/></text:span><text:span text:style-name="T4">Tapez le texte fourni.</text:span></text:p>
              </text:list-item>
              <text:list-item>
                <text:p text:style-name="P4"><text:span text:style-name="T4"><text:s/></text:span><text:span text:style-name="T4">Alignez le texte à droite.</text:span></text:p>
              </text:list-item>
              <text:list-item>
                <text:p text:style-name="P4"><text:span text:style-name="T4"><text:s/></text:span><text:span text:style-name="T4">Changez l'espacement des lignes à double interligne.</text:span></text:p>
              </text:list-item>
              <text:list-item>
                <text:p text:style-name="P4"><text:span text:style-name="T4"><text:s/></text:span><text:span text:style-name="T4">Sauvegardez le document sous le nom "Exercice4.odt".</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5 : Liste à puces</text:p>
          </draw:text-box>
        </draw:frame>
        <draw:frame draw:style-name="gr2" draw:text-style-name="P5" draw:layer="layout" svg:width="24cm" svg:height="12.299cm" svg:x="2cm" svg:y="5.2cm">
          <draw:text-box>
            <text:p><text:span text:style-name="T1">Texte :</text:span></text:p>
            <text:p><text:span text:style-name="T1"/></text:p>
            <text:p>Abidjan</text:p>
            <text:p>Yamoussoukro</text:p>
            <text:p>Bouaké</text:p>
            <text:p>Korhogo</text:p>
            <text:p/>
            <text:p><text:span text:style-name="T1">Instructions :</text:span></text:p>
            <text:list text:style-name="L2">
              <text:list-item>
                <text:p text:style-name="P4"><text:span text:style-name="T4"><text:s/></text:span><text:span text:style-name="T4">Ouvrez le document "Exercice4.odt".</text:span></text:p>
              </text:list-item>
              <text:list-item>
                <text:p text:style-name="P4"><text:span text:style-name="T4"><text:s/></text:span><text:span text:style-name="T4">Ajoutez le texte fourni aligné à gauche.</text:span></text:p>
              </text:list-item>
              <text:list-item>
                <text:p text:style-name="P4"><text:span text:style-name="T4"><text:s/></text:span><text:span text:style-name="T4">Convertissez le texte en liste à puces.</text:span></text:p>
              </text:list-item>
              <text:list-item>
                <text:p text:style-name="P4"><text:span text:style-name="T4"><text:s/></text:span><text:span text:style-name="T4">Sauvegardez le document sous le nom "Exercice5.odt".</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6 : Liste numérotée</text:p>
          </draw:text-box>
        </draw:frame>
        <draw:frame draw:style-name="gr2" draw:text-style-name="P5" draw:layer="layout" svg:width="24cm" svg:height="11.483cm" svg:x="2cm" svg:y="5.2cm">
          <draw:text-box>
            <text:p><text:span text:style-name="T1">Texte :</text:span></text:p>
            <text:p/>
            <text:p>Basilique Notre-Dame de la Paix</text:p>
            <text:p>Parc National de Taï</text:p>
            <text:p>La réserve naturelle de Comoé</text:p>
            <text:p>Les plages d'Assinie</text:p>
            <text:p/>
            <text:p><text:span text:style-name="T1">Instructions:</text:span></text:p>
            <text:p/>
            <text:list text:style-name="L2">
              <text:list-item>
                <text:p><text:s/>Ouvrez un nouveau document dans LibreOffice Writer.</text:p>
              </text:list-item>
              <text:list-item>
                <text:p><text:s/>Tapez le texte fourni.</text:p>
              </text:list-item>
              <text:list-item>
                <text:p><text:s/>Convertissez le texte en liste numérotée.</text:p>
              </text:list-item>
              <text:list-item>
                <text:p><text:s/>Sauvegardez le document sous le nom "Exercice6.odt".</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7 : Appliquer des styles de titre</text:p>
          </draw:text-box>
        </draw:frame>
        <draw:frame draw:style-name="gr5" draw:text-style-name="P5" draw:layer="layout" svg:width="24cm" svg:height="14.939cm" svg:x="2cm" svg:y="4.2cm">
          <draw:text-box>
            <text:p><text:span text:style-name="T1">Texte :</text:span></text:p>
            <text:p/>
            <text:p>Chapitre 1</text:p>
            <text:p>Introduction</text:p>
            <text:p>La Côte d'Ivoire, située en Afrique de l'Ouest, est bordée par l'océan Atlantique et partage ses frontières avec le Ghana, le Burkina Faso, le Mali, la Guinée et le Liberia.</text:p>
            <text:p/>
            <text:p><text:span text:style-name="T1">Instructions:</text:span></text:p>
            <text:p><text:span text:style-name="T1"/></text:p>
            <text:list text:style-name="L2">
              <text:list-item>
                <text:p text:style-name="P3"><text:s/>Ouvrez un nouveau document dans LibreOffice Writer.</text:p>
              </text:list-item>
              <text:list-item>
                <text:p text:style-name="P3"><text:s/>Tapez le texte fourni.</text:p>
              </text:list-item>
              <text:list-item>
                <text:p text:style-name="P3"><text:s/>Appliquez le style "Titre 1" à la première ligne.</text:p>
              </text:list-item>
              <text:list-item>
                <text:p text:style-name="P3"><text:s/>Appliquez le style "Titre 2" à la deuxième ligne.</text:p>
              </text:list-item>
              <text:list-item>
                <text:p text:style-name="P3"><text:s/>Ajustez la taille de la police à 14 pour la phrase débutant par "La Côte d'Ivoire, située...".</text:p>
              </text:list-item>
              <text:list-item>
                <text:p text:style-name="P3"><text:s/>Sauvegardez le document sous le nom "Exercice7.odt".</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8 : Insérer des numéros de page</text:p>
          </draw:text-box>
        </draw:frame>
        <draw:frame draw:style-name="gr2" draw:text-style-name="P5" draw:layer="layout" svg:width="24cm" svg:height="13.139cm" svg:x="2cm" svg:y="5.2cm">
          <draw:text-box>
            <text:p><text:span text:style-name="T1">Texte :</text:span></text:p>
            <text:p/>
            <text:p>La Côte d'Ivoire est réputée pour sa diversité culturelle et linguistique, avec plus de 60 groupes ethniques vivant en harmonie.</text:p>
            <text:p/>
            <text:p><text:span text:style-name="T1">Instructions :</text:span></text:p>
            <text:list text:style-name="L2">
              <text:list-item>
                <text:p text:style-name="P4"><text:span text:style-name="T4"><text:s/></text:span><text:span text:style-name="T4">Ouvrez le document "Exercice7.odt".</text:span></text:p>
              </text:list-item>
              <text:list-item>
                <text:p text:style-name="P4"><text:span text:style-name="T4"><text:s/></text:span><text:span text:style-name="T4">Ajoutez un saut de page en dessous du paragraphe existant.</text:span></text:p>
              </text:list-item>
              <text:list-item>
                <text:p text:style-name="P4"><text:span text:style-name="T4"><text:s/></text:span><text:span text:style-name="T4">Ajoutez le texte fourni à la deuxième page.</text:span></text:p>
              </text:list-item>
              <text:list-item>
                <text:p text:style-name="P4"><text:span text:style-name="T4"><text:s/></text:span><text:span text:style-name="T4">Allez en bas de la page et créez un pied de page.</text:span></text:p>
              </text:list-item>
              <text:list-item>
                <text:p text:style-name="P4"><text:span text:style-name="T4"><text:s/></text:span><text:span text:style-name="T4">Insérez le numéro de page sur le côté droit.</text:span></text:p>
              </text:list-item>
              <text:list-item>
                <text:p text:style-name="P4"><text:span text:style-name="T4"><text:s/></text:span><text:span text:style-name="T4">Sauvegardez le document sous le nom "Exercice8.odt".</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9 : Vérification orthographique</text:p>
          </draw:text-box>
        </draw:frame>
        <draw:frame draw:style-name="gr4" draw:text-style-name="P5" draw:layer="layout" svg:width="24cm" svg:height="12.334cm" svg:x="2cm" svg:y="4.9cm">
          <draw:text-box>
            <text:p><text:span text:style-name="T1">Texte :</text:span></text:p>
            <text:p/>
            <text:p>La Côte d'Ivore est célèbre pour son attiéké, un plat traditionnel à base de manioc fermenté, souvent accompagné de poisson ou de viande grillée.</text:p>
            <text:p/>
            <text:p><text:span text:style-name="T1">Instructions:</text:span></text:p>
            <text:p/>
            <text:list text:style-name="L2">
              <text:list-item>
                <text:p text:style-name="P4"><text:span text:style-name="T4"><text:s/></text:span><text:span text:style-name="T4">Ouvrez un nouveau document dans LibreOffice Writer.</text:span></text:p>
              </text:list-item>
              <text:list-item>
                <text:p text:style-name="P4"><text:span text:style-name="T4"><text:s/></text:span><text:span text:style-name="T4">Tapez le texte fourni (avec une faute d'orthographe volontaire).</text:span></text:p>
              </text:list-item>
              <text:list-item>
                <text:p text:style-name="P4"><text:span text:style-name="T4"><text:s/></text:span><text:span text:style-name="T4">Lancez le correcteur orthographique et corrigez l'erreur.</text:span></text:p>
              </text:list-item>
              <text:list-item>
                <text:p text:style-name="P4"><text:span text:style-name="T4"><text:s/></text:span><text:span text:style-name="T4">Sauvegardez le document sous le nom "Exercice9.odt".</text:span></text:p>
                <text:p text:style-name="P4"/>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0 : Appliquer des bordures et un ombrage</text:span></text:p>
          </draw:text-box>
        </draw:frame>
        <draw:frame draw:style-name="gr6" draw:text-style-name="P5" draw:layer="layout" svg:width="24cm" svg:height="14.71cm" svg:x="2cm" svg:y="4.2cm">
          <draw:text-box>
            <text:p><text:span text:style-name="T1">Texte :</text:span></text:p>
            <text:p/>
            <text:p>La lagune Ébrié, en Côte d'Ivoire, est un joyau naturel offrant de magnifiques couchers de soleil et des activités nautiques variées.</text:p>
            <text:p/>
            <text:p><text:span text:style-name="T1">Instructions :</text:span></text:p>
            <text:list text:style-name="L2">
              <text:list-item>
                <text:p text:style-name="P4"><text:span text:style-name="T6"><text:s/></text:span><text:span text:style-name="T6">Ouvrez le document "Exercice9.odt".</text:span></text:p>
              </text:list-item>
              <text:list-item>
                <text:p text:style-name="P4"><text:span text:style-name="T6"><text:s/></text:span><text:span text:style-name="T6">Ajoutez le texte fourni ci-dessous.</text:span></text:p>
              </text:list-item>
              <text:list-item>
                <text:p text:style-name="P4"><text:span text:style-name="T6"><text:s/></text:span><text:span text:style-name="T6">Sélectionnez la phrase commençant par "La lagune Ébrié" jusqu'à "activités nautiques variées".</text:span></text:p>
              </text:list-item>
              <text:list-item>
                <text:p text:style-name="P4"><text:span text:style-name="T6"><text:s/></text:span><text:span text:style-name="T6">Appliquez une bordure inférieure à la phrase sélectionnée.</text:span></text:p>
              </text:list-item>
              <text:list-item>
                <text:p text:style-name="P4"><text:span text:style-name="T6"><text:s/></text:span><text:span text:style-name="T6">Ajoutez un ombrage gris clair à la phrase sélectionnée.</text:span></text:p>
              </text:list-item>
              <text:list-item>
                <text:p text:style-name="P4"><text:span text:style-name="T6"><text:s/></text:span><text:span text:style-name="T6">Sauvegardez le document sous le nom "Exercice10.odt".</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1 : Insérer un tableau</text:span></text:p>
          </draw:text-box>
        </draw:frame>
        <draw:frame draw:style-name="gr6" draw:text-style-name="P5" draw:layer="layout" svg:width="24cm" svg:height="14.027cm" svg:x="2cm" svg:y="4.5cm">
          <draw:text-box>
            <text:p><text:span text:style-name="T1">Texte :</text:span></text:p>
            <text:p/>
            <text:p>Pays<text:tab/><text:tab/><text:tab/>Capitale<text:tab/><text:tab/><text:tab/><text:tab/>Population (millions)</text:p>
            <text:p>Côte d’Ivoire<text:tab/><text:tab/>Abidjan<text:tab/><text:tab/><text:tab/><text:tab/>26</text:p>
            <text:p>USA<text:tab/><text:tab/><text:tab/><text:tab/>Washington, D.C.<text:tab/>331</text:p>
            <text:p>Allemagne<text:tab/><text:tab/>Berlin<text:tab/><text:tab/><text:tab/><text:tab/>83</text:p>
            <text:p>Japon<text:tab/><text:tab/><text:tab/>Tokyo<text:tab/><text:tab/><text:tab/><text:tab/>126</text:p>
            <text:p>Brésil<text:tab/><text:tab/><text:tab/>Brasília<text:tab/><text:tab/><text:tab/><text:tab/>213</text:p>
            <text:p/>
            <text:p><text:span text:style-name="T1">Instructions :</text:span></text:p>
            <text:list text:style-name="L2">
              <text:list-item>
                <text:p text:style-name="P4"><text:span text:style-name="T4"><text:s/></text:span><text:span text:style-name="T4">Ouvrez un nouveau document dans LibreOffice Writer.</text:span></text:p>
              </text:list-item>
              <text:list-item>
                <text:p text:style-name="P4"><text:span text:style-name="T4"><text:s/></text:span><text:span text:style-name="T4">Insérez un tableau avec 3 colonnes et 6 lignes.</text:span></text:p>
              </text:list-item>
              <text:list-item>
                <text:p text:style-name="P4"><text:span text:style-name="T4"><text:s/></text:span><text:span text:style-name="T4">Entrez le texte fourni dans les cellules du tableau.</text:span></text:p>
              </text:list-item>
              <text:list-item>
                <text:p text:style-name="P4"><text:span text:style-name="T4"><text:s/></text:span><text:span text:style-name="T4">Sauvegardez le document sous le nom "Exercice11.odt".</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2 : Ajuster les propriétés du tableau</text:span></text:p>
          </draw:text-box>
        </draw:frame>
        <draw:frame draw:style-name="gr2" draw:text-style-name="P5" draw:layer="layout" svg:width="24cm" svg:height="12.754cm" svg:x="2cm" svg:y="5.2cm">
          <draw:text-box>
            <text:p><text:span text:style-name="T1">Texte :</text:span></text:p>
            <text:p/>
            <text:p/>
            <text:p/>
            <text:p/>
            <text:p><text:span text:style-name="T1">Instructions :</text:span></text:p>
            <text:list text:style-name="L2">
              <text:list-item>
                <text:p text:style-name="P4"><text:span text:style-name="T4"><text:s/></text:span><text:span text:style-name="T4">Ouvrez le document "Exercice11.odt".</text:span></text:p>
              </text:list-item>
              <text:list-item>
                <text:p text:style-name="P4"><text:span text:style-name="T4"><text:s/></text:span><text:span text:style-name="T4">Sélectionnez l'ensemble du tableau.</text:span></text:p>
              </text:list-item>
              <text:list-item>
                <text:p text:style-name="P4"><text:span text:style-name="T4"><text:s/></text:span><text:span text:style-name="T4">Ajustez le remplissage des cellules à 0,5 cm.</text:span></text:p>
              </text:list-item>
              <text:list-item>
                <text:p text:style-name="P4"><text:span text:style-name="T4"><text:s/></text:span><text:span text:style-name="T4">Changez la couleur de la bordure du tableau en bleu.</text:span></text:p>
              </text:list-item>
              <text:list-item>
                <text:p text:style-name="P4"><text:span text:style-name="T4"><text:s/></text:span><text:span text:style-name="T4">Sauvegardez le document sous le nom "Exercice12.odt".</text:span></text:p>
                <text:p text:style-name="P4"/>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3 : Insérer un graphique</text:span></text:p>
          </draw:text-box>
        </draw:frame>
        <draw:frame draw:style-name="gr2" draw:text-style-name="P5" draw:layer="layout" svg:width="24cm" svg:height="13.618cm" svg:x="2cm" svg:y="5.2cm">
          <draw:text-box>
            <text:p><text:span text:style-name="T1">Texte :</text:span></text:p>
            <text:p/>
            <text:p/>
            <text:p/>
            <text:p/>
            <text:p><text:span text:style-name="T1">Instructions:</text:span></text:p>
            <text:p><text:span text:style-name="T1"/></text:p>
            <text:list text:style-name="L2">
              <text:list-item>
                <text:p text:style-name="P4"><text:span text:style-name="T4">Ouvrez un nouveau document dans LibreOffice Writer.</text:span></text:p>
              </text:list-item>
              <text:list-item>
                <text:p text:style-name="P4"><text:span text:style-name="T4"><text:s/></text:span><text:span text:style-name="T4">Copiez les données du tableau de l'Exercice 11.</text:span></text:p>
              </text:list-item>
              <text:list-item>
                <text:p text:style-name="P4"><text:span text:style-name="T4"><text:s/></text:span><text:span text:style-name="T4">Insérez un graphique représentant les pays et leurs populations. </text:span></text:p>
              </text:list-item>
              <text:list-item>
                <text:p text:style-name="P4"><text:span text:style-name="T4"><text:s/></text:span><text:span text:style-name="T4">Personnalisez les couleurs du graphique.</text:span></text:p>
              </text:list-item>
              <text:list-item>
                <text:p text:style-name="P4"><text:span text:style-name="T4"><text:s/></text:span><text:span text:style-name="T4">Sauvegardez le document sous le nom "Exercice13.odt".</text:span></text:p>
                <text:p text:style-name="P4"/>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4 : Insérer des en-têtes et pieds de page</text:span></text:p>
          </draw:text-box>
        </draw:frame>
        <draw:frame draw:style-name="gr2" draw:text-style-name="P5" draw:layer="layout" svg:width="24cm" svg:height="11.855cm" svg:x="2cm" svg:y="5.2cm">
          <draw:text-box>
            <text:p><text:span text:style-name="T1">Texte :</text:span></text:p>
            <text:p><text:span text:style-name="T4"/></text:p>
            <text:p><text:span text:style-name="T4">La Côte d'Ivoire a obtenu son indépendance de la France le 7 août 1960, devenant ainsi un exemple de stabilité en Afrique de l'Ouest.</text:span></text:p>
            <text:p/>
            <text:p><text:span text:style-name="T1">Instructions :</text:span></text:p>
            <text:list text:style-name="L2">
              <text:list-item>
                <text:p text:style-name="P4"><text:span text:style-name="T4"><text:s/></text:span><text:span text:style-name="T4">Ouvrez le document "Exercice13.odt".</text:span></text:p>
              </text:list-item>
              <text:list-item>
                <text:p text:style-name="P4"><text:span text:style-name="T4"><text:s/></text:span><text:span text:style-name="T4">Accédez à la section de l'en-tête de la page.</text:span></text:p>
              </text:list-item>
              <text:list-item>
                <text:p text:style-name="P4"><text:span text:style-name="T4"><text:s/></text:span><text:span text:style-name="T4">Insérez le titre du fichier à gauche.</text:span></text:p>
              </text:list-item>
              <text:list-item>
                <text:p text:style-name="P4"><text:span text:style-name="T4"><text:s/></text:span><text:span text:style-name="T4">Accédez à la section du pied de page et insérez la date du jour à droite.</text:span></text:p>
              </text:list-item>
              <text:list-item>
                <text:p text:style-name="P4"><text:span text:style-name="T4"><text:s/></text:span><text:span text:style-name="T4">Sauvegardez le document sous le nom "Exercice14.odt".</text:span></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5 : Insérer des sauts de page</text:span></text:p>
          </draw:text-box>
        </draw:frame>
        <draw:frame draw:style-name="gr2" draw:text-style-name="P5" draw:layer="layout" svg:width="24cm" svg:height="12.754cm" svg:x="2cm" svg:y="5.2cm">
          <draw:text-box>
            <text:p><text:span text:style-name="T1">Texte :</text:span></text:p>
            <text:p><text:span text:style-name="T4"/></text:p>
            <text:p><text:span text:style-name="T4">Le drapeau de la Côte d'Ivoire se compose de trois bandes verticales : orange, blanc et vert.</text:span></text:p>
            <text:p/>
            <text:p><text:span text:style-name="T1">Instructions :</text:span></text:p>
            <text:list text:style-name="L2">
              <text:list-item>
                <text:p text:style-name="P4"><text:span text:style-name="T4"><text:s/></text:span><text:span text:style-name="T4">Ouvrez le document "Exercice14.odt".</text:span></text:p>
              </text:list-item>
              <text:list-item>
                <text:p text:style-name="P4"><text:span text:style-name="T4"><text:s/></text:span><text:span text:style-name="T4">Placez le curseur à la fin du texte.</text:span></text:p>
              </text:list-item>
              <text:list-item>
                <text:p text:style-name="P4"><text:span text:style-name="T4"><text:s/></text:span><text:span text:style-name="T4">Insérez un saut de page pour commencer une nouvelle page.</text:span></text:p>
              </text:list-item>
              <text:list-item>
                <text:p text:style-name="P4"><text:span text:style-name="T4"><text:s/></text:span><text:span text:style-name="T4">Ajoutez le texte fourni sur la nouvelle page.</text:span></text:p>
              </text:list-item>
              <text:list-item>
                <text:p text:style-name="P4"><text:span text:style-name="T4"><text:s/></text:span><text:span text:style-name="T4">Sauvegardez le document sous le nom "Exercice15.odt".</text:span></text:p>
                <text:p text:style-name="P4"/>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6 : Insérer des liens hypertexte</text:span></text:p>
          </draw:text-box>
        </draw:frame>
        <draw:frame draw:style-name="gr5" draw:text-style-name="P5" draw:layer="layout" svg:width="24cm" svg:height="14.083cm" svg:x="2cm" svg:y="4.1cm">
          <draw:text-box>
            <text:p><text:span text:style-name="T1">Text:</text:span></text:p>
            <text:p/>
            <text:p>Action Numérique Solidaire est une association Française en charge de collecter des ordinateurs pour les distribuer à ceux qui n’en ont pas.</text:p>
            <text:p/>
            <text:p><text:span text:style-name="T1">Instructions:</text:span></text:p>
            <text:list text:style-name="L2">
              <text:list-item>
                <text:p text:style-name="P4"><text:span text:style-name="T7"><text:s/></text:span><text:span text:style-name="T7">Ouvrez un nouveau document dans LibreOffice Writer.</text:span></text:p>
              </text:list-item>
              <text:list-item>
                <text:p text:style-name="P4"><text:span text:style-name="T7"><text:s/></text:span><text:span text:style-name="T7">Tapez le texte fourni.</text:span></text:p>
              </text:list-item>
              <text:list-item>
                <text:p text:style-name="P4"><text:span text:style-name="T7"><text:s/></text:span><text:span text:style-name="T7">Sélectionnez les mots "Action Numérique Solidaire".</text:span></text:p>
              </text:list-item>
              <text:list-item>
                <text:p text:style-name="P4"><text:span text:style-name="T7"><text:s/></text:span><text:span text:style-name="T7">Insérez un lien hypertexte avec l'adresse suivante : </text:span><text:span text:style-name="T7"><text:a xlink:href="https://actionnumeriquesolidaire.org/" xlink:type="simple">https://actionnumeriquesolidaire.org</text:a></text:span></text:p>
              </text:list-item>
              <text:list-item>
                <text:p text:style-name="P4"><text:span text:style-name="T7"><text:s/></text:span><text:span text:style-name="T7">Cliquez sur le lien tout en maintenant la touche CTRL pour vérifier qu'il ouvre le navigateur.</text:span></text:p>
              </text:list-item>
              <text:list-item>
                <text:p text:style-name="P4"><text:span text:style-name="T7"><text:s/></text:span><text:span text:style-name="T7">Sauvegardez le document sous le nom "Exercice16.odt".</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5">Exercice 17 : Sauvegarder au format Microsoft Word</text:span></text:p>
          </draw:text-box>
        </draw:frame>
        <draw:frame draw:style-name="gr3" draw:text-style-name="P5" draw:layer="layout" svg:width="24cm" svg:height="10.623cm" svg:x="2cm" svg:y="5.2cm">
          <draw:text-box>
            <text:p><text:span text:style-name="T1">Text:</text:span></text:p>
            <text:p/>
            <text:p/>
            <text:p/>
            <text:p/>
            <text:p><text:span text:style-name="T1">Instructions :</text:span></text:p>
            <text:p/>
            <text:list text:style-name="L2">
              <text:list-item>
                <text:p text:style-name="P4"><text:span text:style-name="T7">Ouvrez le document "Exercice13.odt".</text:span></text:p>
              </text:list-item>
              <text:list-item>
                <text:p text:style-name="P4"><text:span text:style-name="T7">Sauvegardez le document sous le format « Word 2007 - 365 (*.docx) » avec le nom « Exercice17.docx ».</text:span></text:p>
              </text:list-item>
              <text:list-item>
                <text:p text:style-name="P4"><text:span text:style-name="T7">Vérifiez que le fichier exporté conserve le formatage et le contenu.</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Exercice 18 : Configuration de la page</text:p>
          </draw:text-box>
        </draw:frame>
        <draw:frame draw:style-name="gr2" draw:text-style-name="P6" draw:layer="layout" svg:width="24.6cm" svg:height="11.483cm" svg:x="1.6cm" svg:y="4.8cm">
          <draw:text-box>
            <text:p><text:span text:style-name="T8">Texte :</text:span></text:p>
            <text:p><text:span text:style-name="T8"/></text:p>
            <text:p><text:span text:style-name="T2">La Côte d'Ivoire est bordée par l'Atlantique au sud, le Ghana à l'est, et le Burkina Faso au nord.</text:span></text:p>
            <text:p><text:span text:style-name="T2"/></text:p>
            <text:p><text:span text:style-name="T8">Instructions:</text:span></text:p>
            <text:p><text:span text:style-name="T8"/></text:p>
            <text:list text:style-name="L2">
              <text:list-item>
                <text:p><text:span text:style-name="T2"><text:s/></text:span><text:span text:style-name="T2">Ouvrez un nouveau document dans LibreOffice Writer.</text:span></text:p>
              </text:list-item>
              <text:list-item>
                <text:p><text:span text:style-name="T2"><text:s/></text:span><text:span text:style-name="T2">Ajoutez le texte fourni.</text:span></text:p>
              </text:list-item>
              <text:list-item>
                <text:p><text:span text:style-name="T2"><text:s/></text:span><text:span text:style-name="T2">Définissez l'orientation de la page en paysage.</text:span></text:p>
              </text:list-item>
              <text:list-item>
                <text:p><text:span text:style-name="T2"><text:s/></text:span><text:span text:style-name="T2">Ajustez les marges gauche et droite à 2 cm.</text:span></text:p>
              </text:list-item>
              <text:list-item>
                <text:p><text:span text:style-name="T2"><text:s/></text:span><text:span text:style-name="T2">Changez le format de la page en A3.</text:span></text:p>
              </text:list-item>
              <text:list-item>
                <text:p><text:span text:style-name="T2"><text:s/></text:span><text:span text:style-name="T2">Sauvegardez le document sous le nom "Exercice18.odt".</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81aca6" draw:textarea-vertical-align="middle" draw:auto-grow-height="false" fo:min-height="3.5cm" fo:min-width="2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Alizarin-backgroundobjects">
      <style:graphic-properties draw:stroke="none" draw:fill="solid" draw:fill-color="#81aca6"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bed891"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bed891"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1aca6"/>
      <style:paragraph-properties fo:text-align="center"/>
    </style:style>
    <style:style style:name="MP6" style:family="paragraph">
      <loext:graphic-properties draw:fill="solid" draw:fill-color="#bed89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loext:graphic-properties draw:fill="solid" draw:fill-color="#bed891"/>
      <style:paragraph-properties fo:text-align="center"/>
    </style:style>
    <style:style style:name="MP13" style:family="paragraph">
      <style:paragraph-properties fo:text-align="start" style:writing-mode="lr-tb"/>
    </style:style>
    <style:style style:name="MP14" style:family="paragraph">
      <loext:graphic-properties draw:fill="none"/>
      <style:paragraph-properties fo:text-align="start"/>
    </style:style>
    <style:style style:name="MP15"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12" draw:layer="backgroundobjects" svg:width="1.5cm" svg:height="1.5cm" svg:x="0.5cm" svg:y="19cm" presentation:class="page-number">
        <draw:text-box>
          <text:p text:style-name="MP10"><text:page-number>&lt;numéro&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4" draw:layer="backgroundobjects" svg:width="6.5cm" svg:height="1.5cm" svg:x="21cm" svg:y="19cm" presentation:class="date-time">
        <draw:text-box>
          <text:p text:style-name="MP13"><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9"><text:page-number>&lt;numéro&gt;</text:page-number></text:p>
        </draw:text-box>
      </draw:frame>
      <draw:frame draw:style-name="Mgr4" draw:text-style-name="MP11" draw:layer="backgroundobjects" svg:width="6.2cm" svg:height="4.4cm" svg:x="10.8cm" svg:y="2.6cm">
        <draw:image xlink:href="Pictures/1000000100000258000001F69A06DFD5.png" xlink:type="simple" xlink:show="embed" xlink:actuate="onLoad" draw:mime-type="image/png">
          <text:p/>
        </draw:image>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0:39:54.800033684</meta:creation-date>
    <meta:editing-duration>PT3H27S</meta:editing-duration>
    <meta:editing-cycles>146</meta:editing-cycles>
    <meta:generator>LibreOffice/24.2.7.2$Linux_X86_64 LibreOffice_project/420$Build-2</meta:generator>
    <dc:title>Alizarin</dc:title>
    <dc:date>2025-01-03T15:05:26.699205113</dc:date>
    <meta:print-date>2025-01-03T13:38:09.870241823</meta:print-date>
    <meta:printed-by>Fichiers PDF</meta:printed-by>
    <meta:document-statistic meta:object-count="113"/>
  </office:meta>
</office:document-meta>
</file>